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ezena</text:p>
          </table:table-cell>
          <table:table-cell office:value-type="string" calcext:value-type="string">
            <text:p>grupo</text:p>
          </table:table-cell>
          <table:table-cell office:value-type="string" calcext:value-type="string">
            <text:p>animal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vestruz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struz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struz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struz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Águi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Águi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Águi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Águi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rr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rr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rr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rr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rbolet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rbole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rbole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rbolet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chorr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chorr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chorr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chorr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br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br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br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br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rneir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rneir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rneir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rneir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mel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mel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mel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melo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br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br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bra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br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elho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elh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elh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elho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val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val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valo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valo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lefant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lefant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lefant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lefant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alo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alo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alo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alo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ato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ato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ato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ato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acaré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acaré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acaré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acaré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ão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ão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ão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ão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caco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caco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caco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caco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orco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orco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orco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orco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vão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vão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vão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vão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ru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ru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ru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ru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ouro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ouro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ouro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ouro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igr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igr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igr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igre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Urso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Urso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Urso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Urso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eado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eado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eado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eado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aca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aca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ac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ac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5T18:23:17.563000000</meta:creation-date>
    <dc:date>2024-09-25T19:59:03.872000000</dc:date>
    <meta:editing-duration>PT1H23M17S</meta:editing-duration>
    <meta:editing-cycles>2</meta:editing-cycles>
    <meta:generator>LibreOffice/24.2.4.2$Windows_X86_64 LibreOffice_project/51a6219feb6075d9a4c46691dcfe0cd9c4fff3c2</meta:generator>
    <meta:document-statistic meta:table-count="1" meta:cell-count="303" meta:object-count="0"/>
  </office:meta>
</office:document-meta>
</file>